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508cm" draw:shadow="hidden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4.451cm" svg:height="1.052cm" svg:x="5.429cm" svg:y="4.838cm">
          <text:p text:style-name="P1"><text:span text:style-name="T1">Graphical User-interface</text:span></text:p>
        </draw:rect>
        <draw:g draw:id="id1">
          <draw:custom-shape draw:style-name="gr2" draw:text-style-name="P3" draw:layer="layout" svg:width="1.089cm" svg:height="1.257cm" svg:x="3.058cm" svg:y="4.743cm">
            <text:p text:style-name="P1"><text:span text:style-name="T1">In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" draw:text-style-name="P2" draw:id="id3" draw:layer="layout" svg:width="1.899cm" svg:height="1.088cm" svg:x="4.329cm" svg:y="6.846cm">
          <text:p text:style-name="P1"><text:span text:style-name="T1">Errors &amp; </text:span></text:p>
          <text:p text:style-name="P1"><text:span text:style-name="T1">warn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4" draw:layer="layout" draw:type="line" svg:x1="4.147cm" svg:y1="5.371cm" svg:x2="5.429cm" svg:y2="5.364cm" draw:start-shape="id1" draw:start-glue-point="1" draw:end-shape="id2" draw:end-glue-point="3">
          <text:p text:style-name="P5"/>
        </draw:connector>
        <draw:connector draw:style-name="gr4" draw:text-style-name="P4" draw:layer="layout" draw:type="line" svg:x1="7.64cm" svg:y1="3.768cm" svg:x2="7.654cm" svg:y2="4.838cm" draw:end-shape="id2">
          <text:p text:style-name="P5"/>
        </draw:connector>
        <draw:connector draw:style-name="gr5" draw:text-style-name="P4" draw:layer="layout" draw:type="line" svg:x1="5.986cm" svg:y1="5.915cm" svg:x2="5.278cm" svg:y2="6.846cm" draw:end-shape="id3" draw:end-glue-point="4">
          <text:p text:style-name="P5"/>
        </draw:connector>
        <draw:connector draw:style-name="gr5" draw:text-style-name="P4" draw:layer="layout" draw:type="line" svg:x1="9.88cm" svg:y1="5.364cm" svg:x2="10.75cm" svg:y2="5.358cm" draw:start-shape="id2" draw:start-glue-point="1" draw:end-shape="id4" draw:end-glue-point="5">
          <text:p text:style-name="P5"/>
        </draw:connector>
        <draw:g>
          <draw:custom-shape draw:style-name="gr6" draw:text-style-name="P3" draw:id="id4" draw:layer="layout" svg:width="1.113cm" svg:height="1.379cm" svg:x="10.75cm" svg:y="4.669cm">
            <text:p text:style-name="P1"><text:span text:style-name="T1">Out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7" draw:text-style-name="P4" draw:layer="layout" draw:type="line" svg:x1="7.51cm" svg:y1="5.903cm" svg:x2="8.192cm" svg:y2="6.882cm" draw:end-shape="id5" draw:end-glue-point="4">
          <text:p text:style-name="P5"/>
        </draw:connector>
        <draw:connector draw:style-name="gr7" draw:text-style-name="P4" draw:layer="layout" draw:type="line" svg:x1="9.07cm" svg:y1="5.915cm" svg:x2="10.431cm" svg:y2="6.847cm" draw:end-shape="id6" draw:end-glue-point="0">
          <text:p text:style-name="P5"/>
        </draw:connector>
        <draw:custom-shape draw:style-name="gr8" draw:text-style-name="P2" draw:id="id6" draw:layer="layout" svg:width="1.705cm" svg:height="0.918cm" svg:x="9.579cm" svg:y="6.847cm">
          <text:p text:style-name="P1"><text:span text:style-name="T1">Parse </text:span></text:p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custom-shape draw:style-name="gr9" draw:text-style-name="P4" draw:layer="layout" svg:width="2.02cm" svg:height="1.161cm" svg:x="6.762cm" svg:y="2.54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4" draw:layer="layout" svg:width="1.971cm" svg:height="1.173cm" svg:x="6.532cm" svg:y="2.371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3" draw:layer="layout" svg:width="2.081cm" svg:height="1.367cm" svg:x="6.193cm" svg:y="2.032cm">
            <text:p text:style-name="P1"><text:span text:style-name="T1">ASF+SDF</text:span></text:p>
            <text:p text:style-name="P1"><text:span text:style-name="T1">module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1" draw:text-style-name="P2" draw:id="id5" draw:layer="layout" svg:width="2.83cm" svg:height="1.028cm" svg:x="6.495cm" svg:y="6.882cm">
          <text:p text:style-name="P1"><text:span text:style-name="T1">Compiled</text:span></text:p>
          <text:p text:style-name="P1"><text:span text:style-name="T1">spec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frame draw:style-name="gr12" draw:text-style-name="P6" draw:layer="layout" svg:width="13.388cm" svg:height="2.221cm" svg:x="1.233cm" svg:y="8.734cm">
            <draw:text-box>
              <text:p text:style-name="P5"><text:span text:style-name="T2">Key</text:span><text:span text:style-name="T1"> <text:s text:c="9"/>= Processing step <text:s text:c="17"/>= Text document </text:span></text:p>
              <text:p text:style-name="P5"><text:span text:style-name="T1"><text:s/></text:span></text:p>
              <text:p text:style-name="P5"><text:span text:style-name="T1"><text:s text:c="17"/></text:span><text:span text:style-name="T1">= Binary data <text:s text:c="24"/>= Tabular data</text:span></text:p>
              <text:p text:style-name="P5"><text:span text:style-name="T1"/></text:p>
              <text:p text:style-name="P5"><text:span text:style-name="T1"><text:s text:c="17"/></text:span><text:span text:style-name="T1">= Interactive editing <text:s text:c="14"/>= Dataflow</text:span></text:p>
            </draw:text-box>
          </draw:frame>
          <draw:custom-shape draw:style-name="gr13" draw:text-style-name="P4" draw:layer="layout" svg:width="0.521cm" svg:height="0.665cm" svg:x="6.798cm" svg:y="8.66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4" draw:text-style-name="P4" draw:layer="layout" svg:x1="1.945cm" svg:y1="10.633cm" svg:x2="3.034cm" svg:y2="10.633cm">
            <text:p text:style-name="P5"/>
          </draw:line>
          <draw:line draw:style-name="gr7" draw:text-style-name="P4" draw:layer="layout" svg:x1="6.736cm" svg:y1="10.668cm" svg:x2="7.438cm" svg:y2="10.668cm">
            <text:p text:style-name="P5"/>
          </draw:line>
          <draw:rect draw:style-name="gr15" draw:text-style-name="P4" draw:layer="layout" svg:width="0.604cm" svg:height="0.435cm" svg:x="2.371cm" svg:y="8.841cm">
            <text:p text:style-name="P5"/>
          </draw:rect>
          <draw:custom-shape draw:style-name="gr16" draw:text-style-name="P4" draw:layer="layout" svg:width="0.64cm" svg:height="0.472cm" svg:x="2.336cm" svg:y="9.543cm">
            <text:p text:style-name="P5"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6" draw:text-style-name="P4" draw:layer="layout" svg:width="0.484cm" svg:height="0.605cm" svg:x="6.797cm" svg:y="9.519cm">
            <text:p text:style-name="P5"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g>
          <draw:custom-shape draw:style-name="gr9" draw:text-style-name="P4" draw:layer="layout" svg:width="1.606cm" svg:height="0.674cm" svg:x="6.68cm" svg:y="0.588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3" draw:layer="layout" svg:width="1.688cm" svg:height="0.824cm" svg:x="6.433cm" svg:y="0.313cm">
            <text:p text:style-name="P2"><text:span text:style-name="T1">ASF+SDF</text:span></text:p>
            <text:p text:style-name="P2"><text:span text:style-name="T1">library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17" draw:text-style-name="P4" draw:layer="layout" svg:x1="7.305cm" svg:y1="2.02cm" svg:x2="7.305cm" svg:y2="1.041cm">
          <text:p text:style-name="P1"><text:span text:style-name="T3">uses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12:31:25</dc:date>
    <dc:language>en-US</dc:language>
    <meta:editing-cycles>14</meta:editing-cycles>
    <meta:editing-duration>P1DT4H28M1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